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06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13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39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05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13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7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5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8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06cm" svg:height="0.3cm" svg:x="5.828cm" svg:y="1.4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13cm" svg:height="0.3cm" svg:x="8.581cm" svg:y="1.4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39cm" svg:height="0.3cm" svg:x="14.981cm" svg:y="1.4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5cm" svg:height="0.3cm" svg:x="3.923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5cm" svg:height="0.3cm" svg:x="2.98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10.509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9.556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12.334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11.382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7cm" svg:height="0.3cm" svg:x="17.839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5cm" svg:height="0.3cm" svg:x="16.863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38cm" svg:height="0.3cm" svg:x="14.09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7cm" svg:height="0.3cm" svg:x="15.946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20:22:02.890123033</dc:date>
    <meta:editing-duration>PT1H24M17S</meta:editing-duration>
    <meta:editing-cycles>20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chart:data-source-has-labels="both" svg:x="1.125cm" svg:y="1.548cm" svg:width="19.449cm" svg:height="7.993cm">
          <chartooo:coordinate-region svg:x="2.09cm" svg:y="1.8cm" svg:width="18.484cm" svg:height="5.083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6.0465868650922">
                <text:p>16.0465868650922</text:p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38.2065443453344">
                <text:p>38.2065443453344</text:p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(MPKI=1)</text:p>
              </table:table-cell>
              <table:table-cell office:value-type="float" office:value="16.1263114110089">
                <text:p>16.1263114110089</text:p>
              </table:table-cell>
              <table:table-cell office:value-type="float" office:value="10.2017777313921">
                <text:p>10.2017777313921</text:p>
              </table:table-cell>
              <table:table-cell office:value-type="float" office:value="14.7754259163655">
                <text:p>14.7754259163655</text:p>
              </table:table-cell>
              <table:table-cell office:value-type="float" office:value="13.5586931228578">
                <text:p>13.5586931228578</text:p>
              </table:table-cell>
              <table:table-cell office:value-type="float" office:value="34.1422630021867">
                <text:p>34.1422630021867</text:p>
              </table:table-cell>
              <table:table-cell office:value-type="float" office:value="15.4410204001415">
                <text:p>15.4410204001415</text:p>
              </table:table-cell>
              <table:table-cell office:value-type="float" office:value="21.0591471801926">
                <text:p>21.0591471801926</text:p>
              </table:table-cell>
              <table:table-cell office:value-type="float" office:value="25.9987163697549">
                <text:p>25.9987163697549</text:p>
              </table:table-cell>
              <table:table-cell office:value-type="float" office:value="9.03469598076262">
                <text:p>9.03469598076262</text:p>
              </table:table-cell>
              <table:table-cell office:value-type="float" office:value="29.6844415445756">
                <text:p>29.6844415445756</text:p>
              </table:table-cell>
              <table:table-cell office:value-type="float" office:value="33.572602555932">
                <text:p>33.572602555932</text:p>
              </table:table-cell>
              <table:table-cell office:value-type="float" office:value="16.6032145972063">
                <text:p>16.6032145972063</text:p>
              </table:table-cell>
              <table:table-cell office:value-type="float" office:value="16.26418296682">
                <text:p>16.26418296682</text:p>
              </table:table-cell>
              <table:table-cell office:value-type="float" office:value="11.0891802668898">
                <text:p>11.0891802668898</text:p>
              </table:table-cell>
              <table:table-cell office:value-type="float" office:value="40.7230366787737">
                <text:p>40.7230366787737</text:p>
              </table:table-cell>
              <table:table-cell office:value-type="float" office:value="11.8138661064199">
                <text:p>11.8138661064199</text:p>
              </table:table-cell>
              <table:table-cell office:value-type="float" office:value="8.43986078135118">
                <text:p>8.43986078135118</text:p>
              </table:table-cell>
              <table:table-cell office:value-type="float" office:value="32.3801069473506">
                <text:p>32.3801069473506</text:p>
              </table:table-cell>
              <table:table-cell office:value-type="float" office:value="NaN">
                <text:p>NaN</text:p>
              </table:table-cell>
              <table:table-cell office:value-type="float" office:value="17.8464355856995">
                <text:p>17.8464355856995</text:p>
              </table:table-cell>
            </table:table-row>
            <table:table-row>
              <table:table-cell office:value-type="string">
                <text:p>SWITCH(MPKI=2)</text:p>
              </table:table-cell>
              <table:table-cell office:value-type="float" office:value="16.0616074317142">
                <text:p>16.0616074317142</text:p>
              </table:table-cell>
              <table:table-cell office:value-type="float" office:value="10.2017777313921">
                <text:p>10.2017777313921</text:p>
              </table:table-cell>
              <table:table-cell office:value-type="float" office:value="14.6939712040383">
                <text:p>14.6939712040383</text:p>
              </table:table-cell>
              <table:table-cell office:value-type="float" office:value="13.4426590358794">
                <text:p>13.4426590358794</text:p>
              </table:table-cell>
              <table:table-cell office:value-type="float" office:value="33.0103331475368">
                <text:p>33.0103331475368</text:p>
              </table:table-cell>
              <table:table-cell office:value-type="float" office:value="14.4707362131992">
                <text:p>14.4707362131992</text:p>
              </table:table-cell>
              <table:table-cell office:value-type="float" office:value="18.0311783585511">
                <text:p>18.0311783585511</text:p>
              </table:table-cell>
              <table:table-cell office:value-type="float" office:value="25.1504796267064">
                <text:p>25.1504796267064</text:p>
              </table:table-cell>
              <table:table-cell office:value-type="float" office:value="9.03469598076262">
                <text:p>9.03469598076262</text:p>
              </table:table-cell>
              <table:table-cell office:value-type="float" office:value="29.6814757696186">
                <text:p>29.6814757696186</text:p>
              </table:table-cell>
              <table:table-cell office:value-type="float" office:value="33.5591855901788">
                <text:p>33.5591855901788</text:p>
              </table:table-cell>
              <table:table-cell office:value-type="float" office:value="16.4135505932192">
                <text:p>16.4135505932192</text:p>
              </table:table-cell>
              <table:table-cell office:value-type="float" office:value="16.26418296682">
                <text:p>16.26418296682</text:p>
              </table:table-cell>
              <table:table-cell office:value-type="float" office:value="11.0984795647929">
                <text:p>11.0984795647929</text:p>
              </table:table-cell>
              <table:table-cell office:value-type="float" office:value="40.2431450778177">
                <text:p>40.2431450778177</text:p>
              </table:table-cell>
              <table:table-cell office:value-type="float" office:value="11.7556866389237">
                <text:p>11.7556866389237</text:p>
              </table:table-cell>
              <table:table-cell office:value-type="float" office:value="8.40559572631125">
                <text:p>8.40559572631125</text:p>
              </table:table-cell>
              <table:table-cell office:value-type="float" office:value="32.3674254433242">
                <text:p>32.3674254433242</text:p>
              </table:table-cell>
              <table:table-cell office:value-type="float" office:value="NaN">
                <text:p>NaN</text:p>
              </table:table-cell>
              <table:table-cell office:value-type="float" office:value="17.5148720421163">
                <text:p>17.5148720421163</text:p>
              </table:table-cell>
            </table:table-row>
            <table:table-row>
              <table:table-cell office:value-type="string">
                <text:p>SWITCH(MPKI=3)</text:p>
              </table:table-cell>
              <table:table-cell office:value-type="float" office:value="16.0477422932939">
                <text:p>16.0477422932939</text:p>
              </table:table-cell>
              <table:table-cell office:value-type="float" office:value="10.2017777313921">
                <text:p>10.2017777313921</text:p>
              </table:table-cell>
              <table:table-cell office:value-type="float" office:value="14.6710262146504">
                <text:p>14.6710262146504</text:p>
              </table:table-cell>
              <table:table-cell office:value-type="float" office:value="13.3057136568032">
                <text:p>13.3057136568032</text:p>
              </table:table-cell>
              <table:table-cell office:value-type="float" office:value="29.8525061098486">
                <text:p>29.8525061098486</text:p>
              </table:table-cell>
              <table:table-cell office:value-type="float" office:value="13.7999685546952">
                <text:p>13.7999685546952</text:p>
              </table:table-cell>
              <table:table-cell office:value-type="float" office:value="16.6510774873911">
                <text:p>16.6510774873911</text:p>
              </table:table-cell>
              <table:table-cell office:value-type="float" office:value="24.8781418584884">
                <text:p>24.8781418584884</text:p>
              </table:table-cell>
              <table:table-cell office:value-type="float" office:value="9.03469598076262">
                <text:p>9.03469598076262</text:p>
              </table:table-cell>
              <table:table-cell office:value-type="float" office:value="29.6814757696186">
                <text:p>29.6814757696186</text:p>
              </table:table-cell>
              <table:table-cell office:value-type="float" office:value="33.5591855901788">
                <text:p>33.5591855901788</text:p>
              </table:table-cell>
              <table:table-cell office:value-type="float" office:value="16.1920451871028">
                <text:p>16.1920451871028</text:p>
              </table:table-cell>
              <table:table-cell office:value-type="float" office:value="16.4716235895609">
                <text:p>16.4716235895609</text:p>
              </table:table-cell>
              <table:table-cell office:value-type="float" office:value="11.0709303947552">
                <text:p>11.0709303947552</text:p>
              </table:table-cell>
              <table:table-cell office:value-type="float" office:value="37.7157159794494">
                <text:p>37.7157159794494</text:p>
              </table:table-cell>
              <table:table-cell office:value-type="float" office:value="11.7663932770393">
                <text:p>11.7663932770393</text:p>
              </table:table-cell>
              <table:table-cell office:value-type="float" office:value="8.42691020936758">
                <text:p>8.42691020936758</text:p>
              </table:table-cell>
              <table:table-cell office:value-type="float" office:value="32.3674254433242">
                <text:p>32.3674254433242</text:p>
              </table:table-cell>
              <table:table-cell office:value-type="float" office:value="NaN">
                <text:p>NaN</text:p>
              </table:table-cell>
              <table:table-cell office:value-type="float" office:value="17.2100592117907">
                <text:p>17.2100592117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